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SitemapContextFactoryBean.setBeanFactory( Bean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itemapContex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itemapContextFactoryBean.setUriPrefix( String uri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itemapContex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itemapContex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SitemapContextFactoryBea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